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roid Sans Fallback1" svg:font-family="'Droid Sans Fallback'" style:font-family-generic="modern" style:font-pitch="fixed"/>
    <style:font-face style:name="Droid Sans Mono1" svg:font-family="'Droid Sans Mono'" style:font-family-generic="modern" style:font-pitch="fixed"/>
    <style:font-face style:name="Liberation Mono" svg:font-family="'Liberation Mono'" style:font-family-generic="modern" style:font-pitch="fixed"/>
    <style:font-face style:name="Lohit Hindi2" svg:font-family="'Lohit Hindi'" style:font-family-generic="modern" style:font-pitch="fixed"/>
    <style:font-face style:name="Droid Sans Mono" svg:font-family="'Droid Sans Mono'" style:font-family-generic="swis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Preformatted_20_Text">
      <style:text-properties style:font-name="Liberation Sans"/>
    </style:style>
    <style:style style:name="P2" style:family="paragraph" style:parent-style-name="Preformatted_20_Text">
      <style:text-properties style:font-name="Liberation Sans"/>
    </style:style>
    <style:style style:name="P3" style:family="paragraph" style:parent-style-name="Heading_20_2" style:list-style-name=""/>
    <style:style style:name="P4" style:family="paragraph" style:parent-style-name="Heading_20_2">
      <style:paragraph-properties fo:break-before="page"/>
    </style:style>
    <style:style style:name="P5" style:family="paragraph" style:parent-style-name="Heading_20_3" style:list-style-name=""/>
    <style:style style:name="P6" style:family="paragraph" style:parent-style-name="Heading_20_3">
      <style:paragraph-properties fo:break-before="page"/>
    </style:style>
    <style:style style:name="P7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8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9" style:family="paragraph" style:parent-style-name="Contents_20_3">
      <style:paragraph-properties>
        <style:tab-stops>
          <style:tab-stop style:position="6.5319in" style:type="right" style:leader-style="dotted" style:leader-text="."/>
        </style:tab-stops>
      </style:paragraph-properties>
    </style:style>
    <style:style style:name="T1" style:family="text">
      <style:text-properties style:font-name="Droid Sans Mono"/>
    </style:style>
    <style:style style:name="T2" style:family="text">
      <style:text-properties style:font-name="Liberation Sans"/>
    </style:style>
    <style:style style:name="T3" style:family="text">
      <style:text-properties style:font-name="Liberation Mono"/>
    </style:style>
    <style:style style:name="T4" style:family="text">
      <style:text-properties style:font-name="Droid Sans Mono"/>
    </style:style>
    <style:style style:name="T5" style:family="text">
      <style:text-properties style:font-name="Liberation Sans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bookmark-start text:name="__RefHeading__107_1973853563"/>Bank-in-a-box: Cclite on Raspberry Pi<text:bookmark-end text:name="__RefHeading__107_1973853563"/></text:h>
      <text:p text:style-name="Preformatted_20_Text"/>
      <text:p text:style-name="P1">As of 17/06/2015 the test version of this has run for ten days and, also, will restart if the system is rebooted. The setup below is a little complex, we will try to automate somewhat in a next step.</text:p>
      <text:p text:style-name="Preformatted_20_Text"/>
      <text:p text:style-name="Preformatted_20_Text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7"><text:a xlink:type="simple" xlink:href="#__RefHeading__107_1973853563" text:style-name="Index_20_Link" text:visited-style-name="Index_20_Link">Bank-in-a-box: Cclite on Raspberry Pi<text:tab/>1</text:a></text:p>
          <text:p text:style-name="P8"><text:a xlink:type="simple" xlink:href="#__RefHeading__109_1973853563" text:style-name="Index_20_Link" text:visited-style-name="Index_20_Link">Hardware Used<text:tab/>1</text:a></text:p>
          <text:p text:style-name="P8"><text:a xlink:type="simple" xlink:href="#__RefHeading__111_1973853563" text:style-name="Index_20_Link" text:visited-style-name="Index_20_Link">Software Used<text:tab/>1</text:a></text:p>
          <text:p text:style-name="P8"><text:a xlink:type="simple" xlink:href="#__RefHeading__113_1973853563" text:style-name="Index_20_Link" text:visited-style-name="Index_20_Link">How to Install Mariadb<text:tab/>2</text:a></text:p>
          <text:p text:style-name="P8"><text:a xlink:type="simple" xlink:href="#__RefHeading__115_1973853563" text:style-name="Index_20_Link" text:visited-style-name="Index_20_Link">Cclite Install<text:tab/>3</text:a></text:p>
          <text:p text:style-name="P9"><text:a xlink:type="simple" xlink:href="#__RefHeading__117_1973853563" text:style-name="Index_20_Link" text:visited-style-name="Index_20_Link">Installing libdbi<text:tab/>3</text:a></text:p>
          <text:p text:style-name="P9"><text:a xlink:type="simple" xlink:href="#__RefHeading__119_1973853563" text:style-name="Index_20_Link" text:visited-style-name="Index_20_Link">Installing libdbd-mysql-perl <text:tab/>4</text:a></text:p>
          <text:p text:style-name="P9"><text:a xlink:type="simple" xlink:href="#__RefHeading__121_1973853563" text:style-name="Index_20_Link" text:visited-style-name="Index_20_Link">Installing libdaemon<text:tab/>4</text:a></text:p>
          <text:p text:style-name="P9"><text:a xlink:type="simple" xlink:href="#__RefHeading__123_1973853563" text:style-name="Index_20_Link" text:visited-style-name="Index_20_Link">Installing GSM::Gnokii.pm<text:tab/>5</text:a></text:p>
          <text:p text:style-name="P8"><text:a xlink:type="simple" xlink:href="#__RefHeading__125_1973853563" text:style-name="Index_20_Link" text:visited-style-name="Index_20_Link">Installing gnokii<text:tab/>5</text:a></text:p>
          <text:p text:style-name="P9"><text:a xlink:type="simple" xlink:href="#__RefHeading__127_1973853563" text:style-name="Index_20_Link" text:visited-style-name="Index_20_Link">Configuration for Gnokii<text:tab/>5</text:a></text:p>
          <text:p text:style-name="P9"><text:a xlink:type="simple" xlink:href="#__RefHeading__129_1973853563" text:style-name="Index_20_Link" text:visited-style-name="Index_20_Link">Udev rule to 'anchor' phone dongle<text:tab/>5</text:a></text:p>
          <text:p text:style-name="P8"><text:a xlink:type="simple" xlink:href="#__RefHeading__131_1973853563" text:style-name="Index_20_Link" text:visited-style-name="Index_20_Link">Specific Cclite gnokii Scripts and Configuration<text:tab/>5</text:a></text:p>
          <text:p text:style-name="P9"><text:a xlink:type="simple" xlink:href="#__RefHeading__133_1973853563" text:style-name="Index_20_Link" text:visited-style-name="Index_20_Link">Putting the Gnokii config file in the right place for sudo<text:tab/>6</text:a></text:p>
          <text:p text:style-name="P9"><text:a xlink:type="simple" xlink:href="#__RefHeading__135_1973853563" text:style-name="Index_20_Link" text:visited-style-name="Index_20_Link">Updating /etc/rc.local<text:tab/>6</text:a></text:p>
          <text:p text:style-name="P8"><text:a xlink:type="simple" xlink:href="#__RefHeading__563_921429751" text:style-name="Index_20_Link" text:visited-style-name="Index_20_Link">Testing<text:tab/>6</text:a></text:p>
        </text:index-body>
      </text:table-of-content>
      <text:p text:style-name="Preformatted_20_Text"/>
      <text:h text:style-name="Heading_20_2" text:outline-level="2"><text:bookmark-start text:name="__RefHeading__109_1973853563"/>Hardware Used<text:bookmark-end text:name="__RefHeading__109_1973853563"/></text:h>
      <text:p text:style-name="Preformatted_20_Text"/>
      <text:p text:style-name="P1">Raspberry Pi 2 + 32g SD card [it'll be fine on the standard 8g SD card though]</text:p>
      <text:p text:style-name="P1">T-Mobile Huawei 1750 or compatible mobile dongle [I bought this on ebay for about £12]</text:p>
      <text:p text:style-name="P1"/>
      <text:h text:style-name="Heading_20_2" text:outline-level="2"><text:bookmark-start text:name="__RefHeading__111_1973853563"/>Software Used<text:bookmark-end text:name="__RefHeading__111_1973853563"/></text:h>
      <text:p text:style-name="Text_20_body"/>
      <text:p text:style-name="P1">Mariadb [instead of Mysql, for obvious reasons, Oracle etc. etc.]</text:p>
      <text:p text:style-name="P1">Perl [as before Cclite core is in Perl]</text:p>
      <text:p text:style-name="P1">Gnokii and Gnokii.pm Perl module [I've had more luck with this than with Gammu]</text:p>
      <text:p text:style-name="P1"/>
      <text:p text:style-name="P1"/>
      <text:h text:style-name="P3" text:outline-level="2"/>
      <text:h text:style-name="P4" text:outline-level="2"><text:bookmark-start text:name="__RefHeading__113_1973853563"/>How to Install Mariadb<text:bookmark-end text:name="__RefHeading__113_1973853563"/></text:h>
      <text:p text:style-name="Preformatted_20_Text"/>
      <text:p text:style-name="P1">There may be an easier way than this now:</text:p>
      <text:p text:style-name="Preformatted_20_Text"/>
      <text:p text:style-name="Preformatted_20_Text">https://www.k-dev.de/downloads/</text:p>
      <text:p text:style-name="Preformatted_20_Text"/>
      <text:p text:style-name="Preformatted_20_Text"/>
      <text:p text:style-name="Preformatted_20_Text">sudo apt-get install libaio-dev asynch I/o library for MariaDb</text:p>
      <text:p text:style-name="Preformatted_20_Text">sudo wget -O /etc/apt/sources.list.d/repository.pi3g.com.list http://repository.pi3g.com/sources.list </text:p>
      <text:p text:style-name="Preformatted_20_Text"/>
      <text:p text:style-name="P1">Then add our public key, which will ensure the packages are not intercepted and altered during download. The command apt-key add &lt;keyfile&gt; will let you do just that. Or in one command: </text:p>
      <text:p text:style-name="Preformatted_20_Text"/>
      <text:p text:style-name="Preformatted_20_Text">wget -O - http://repository.pi3g.com/pubkey | sudo apt-key add - </text:p>
      <text:p text:style-name="Preformatted_20_Text"/>
      <text:p text:style-name="P1">First make sure your system is up to date: </text:p>
      <text:p text:style-name="Preformatted_20_Text"/>
      <text:p text:style-name="Preformatted_20_Text">sudo apt-get update</text:p>
      <text:p text:style-name="Preformatted_20_Text">sudo apt-get upgrade </text:p>
      <text:p text:style-name="Preformatted_20_Text"/>
      <text:p text:style-name="Preformatted_20_Text"/>
      <text:p text:style-name="Preformatted_20_Text">apt-get install mariadb-server</text:p>
      <text:p text:style-name="Preformatted_20_Text"/>
      <text:p text:style-name="P1">Giving Mariadb a user for Cclite</text:p>
      <text:p text:style-name="Preformatted_20_Text"/>
      <text:p text:style-name="Preformatted_20_Text">pi@raspberrypi /usr/local/mariadb-10.0.14-linux-armv6l $ ./bin/mysql -u root </text:p>
      <text:p text:style-name="Preformatted_20_Text">Welcome to the MariaDB monitor. <text:s/>Commands end with ; or \g. </text:p>
      <text:p text:style-name="Preformatted_20_Text">Your MariaDB connection id is 3 </text:p>
      <text:p text:style-name="Preformatted_20_Text">Server version: 10.0.14-MariaDB MariaDB Server </text:p>
      <text:p text:style-name="Preformatted_20_Text"/>
      <text:p text:style-name="Preformatted_20_Text">Copyright (c) 2000, 2014, Oracle, SkySQL Ab and others. </text:p>
      <text:p text:style-name="Preformatted_20_Text"/>
      <text:p text:style-name="Preformatted_20_Text">Type 'help;' or '\h' for help. Type '\c' to clear the current input statement. </text:p>
      <text:p text:style-name="Preformatted_20_Text"/>
      <text:p text:style-name="Preformatted_20_Text">MariaDB [(none)]&gt; CREATE USER 'cclite'@'localhost' IDENTIFIED BY 'xxxxxxxxx'; </text:p>
      <text:p text:style-name="Preformatted_20_Text">Query OK, 0 rows affected (0.01 sec) </text:p>
      <text:p text:style-name="Preformatted_20_Text"/>
      <text:p text:style-name="Preformatted_20_Text">MariaDB [(none)]&gt; grant all on *.* to 'cclite' ; </text:p>
      <text:p text:style-name="Preformatted_20_Text">Query OK, 0 rows affected (0.00 sec) </text:p>
      <text:p text:style-name="Preformatted_20_Text"/>
      <text:p text:style-name="Preformatted_20_Text">MariaDB [(none)]&gt; quit ; </text:p>
      <text:p text:style-name="Preformatted_20_Text">Bye </text:p>
      <text:p text:style-name="Preformatted_20_Text"/>
      <text:p text:style-name="Preformatted_20_Text"/>
      <text:h text:style-name="P3" text:outline-level="2"/>
      <text:h text:style-name="P4" text:outline-level="2"><text:bookmark-start text:name="__RefHeading__115_1973853563"/>Cclite Install<text:bookmark-end text:name="__RefHeading__115_1973853563"/></text:h>
      <text:p text:style-name="Preformatted_20_Text"/>
      <text:p text:style-name="P1">See further on, it's better to install <text:span text:style-name="T3">libdbi-perl</text:span>, first of all. But the install will complete if done in this order. When there's time, I'll update this document!</text:p>
      <text:p text:style-name="P1"/>
      <text:p text:style-name="Preformatted_20_Text">pi@raspberrypi ~/Downloads $ sudo dpkg -i cclite-0.9.4_all.deb </text:p>
      <text:p text:style-name="Preformatted_20_Text">(Reading database ... 77711 files and directories currently installed.) </text:p>
      <text:p text:style-name="Preformatted_20_Text">Unpacking cclite (from cclite-0.9.4_all.deb) ... </text:p>
      <text:p text:style-name="Preformatted_20_Text">dpkg: dependency problems prevent configuration of cclite: </text:p>
      <text:p text:style-name="Preformatted_20_Text"><text:s/>cclite depends on libdbi-perl; however: </text:p>
      <text:p text:style-name="Preformatted_20_Text"><text:s text:c="2"/>Package libdbi-perl is not installed. </text:p>
      <text:p text:style-name="Preformatted_20_Text"/>
      <text:p text:style-name="Preformatted_20_Text">dpkg: error processing cclite (--install): </text:p>
      <text:p text:style-name="Preformatted_20_Text"/>
      <text:p text:style-name="Preformatted_20_Text"><text:s/>dependency problems - leaving unconfigured </text:p>
      <text:p text:style-name="Preformatted_20_Text">Errors were encountered while processing: </text:p>
      <text:p text:style-name="Preformatted_20_Text"><text:s/>cclite </text:p>
      <text:p text:style-name="Preformatted_20_Text"/>
      <text:h text:style-name="Heading_20_3" text:outline-level="3"><text:bookmark-start text:name="__RefHeading__117_1973853563"/>Installing libdbi<text:bookmark-end text:name="__RefHeading__117_1973853563"/></text:h>
      <text:p text:style-name="Preformatted_20_Text"/>
      <text:p text:style-name="Preformatted_20_Text">pi@raspberrypi ~/Downloads $ sudo apt-get libdbi-perl </text:p>
      <text:p text:style-name="Preformatted_20_Text">E: Invalid operation libdbi-perl </text:p>
      <text:p text:style-name="Preformatted_20_Text">pi@raspberrypi ~/Downloads $ sudo apt-get install libdbi-perl </text:p>
      <text:p text:style-name="Preformatted_20_Text">Reading package lists... Done </text:p>
      <text:p text:style-name="Preformatted_20_Text">Building dependency tree <text:s text:c="6"/></text:p>
      <text:p text:style-name="Preformatted_20_Text">Reading state information... Done </text:p>
      <text:p text:style-name="Preformatted_20_Text">The following NEW packages will be installed: </text:p>
      <text:p text:style-name="Preformatted_20_Text"><text:s text:c="2"/>libdbi-perl </text:p>
      <text:p text:style-name="Preformatted_20_Text">0 upgraded, 1 newly installed, 0 to remove and 50 not upgraded. </text:p>
      <text:p text:style-name="Preformatted_20_Text">1 not fully installed or removed. </text:p>
      <text:p text:style-name="Preformatted_20_Text">Need to get 890 kB of archives. </text:p>
      <text:p text:style-name="Preformatted_20_Text">After this operation, 2,169 kB of additional disk space will be used. </text:p>
      <text:p text:style-name="Preformatted_20_Text">Get:1 http://mirrordirector.raspbian.org/raspbian/ wheezy/main libdbi-perl armhf 1.622-1+deb7u1 [890 kB] </text:p>
      <text:p text:style-name="Preformatted_20_Text">Fetched 890 kB in 1s (516 kB/s) <text:s text:c="5"/></text:p>
      <text:p text:style-name="Preformatted_20_Text">Selecting previously unselected package libdbi-perl. </text:p>
      <text:p text:style-name="Preformatted_20_Text">(Reading database ... 80104 files and directories currently installed.) </text:p>
      <text:p text:style-name="Preformatted_20_Text">Unpacking libdbi-perl (from .../libdbi-perl_1.622-1+deb7u1_armhf.deb) ... </text:p>
      <text:p text:style-name="Preformatted_20_Text">Processing triggers for man-db ... </text:p>
      <text:p text:style-name="Preformatted_20_Text">Setting up libdbi-perl (1.622-1+deb7u1) ... </text:p>
      <text:p text:style-name="Preformatted_20_Text">Setting up cclite (0.9.3) ... </text:p>
      <text:p text:style-name="Preformatted_20_Text">ERROR: Site debian.default.server does not exist! </text:p>
      <text:p text:style-name="Preformatted_20_Text">apache2: Could not reliably determine the server's fully qualified domain name, using 127.0.1.1 for ServerName </text:p>
      <text:p text:style-name="Preformatted_20_Text">[Mon Apr 13 10:11:40 2015] [warn] NameVirtualHost *:80 has no VirtualHosts </text:p>
      <text:p text:style-name="Preformatted_20_Text">apache2: Could not reliably determine the server's fully qualified domain name, using 127.0.1.1 for ServerName </text:p>
      <text:p text:style-name="Preformatted_20_Text">[Mon Apr 13 10:11:42 2015] [warn] NameVirtualHost *:80 has no VirtualHosts</text:p>
      <text:p text:style-name="Preformatted_20_Text"/>
      <text:h text:style-name="P5" text:outline-level="3"/>
      <text:h text:style-name="P6" text:outline-level="3"><text:bookmark-start text:name="__RefHeading__119_1973853563"/>Installing libdbd-mysql-perl <text:bookmark-end text:name="__RefHeading__119_1973853563"/></text:h>
      <text:p text:style-name="Preformatted_20_Text"/>
      <text:p text:style-name="Preformatted_20_Text">sudo apt-get install libdbd-mysql-perl </text:p>
      <text:p text:style-name="Preformatted_20_Text">Reading package lists... Done </text:p>
      <text:p text:style-name="Preformatted_20_Text">Building dependency tree <text:s text:c="6"/></text:p>
      <text:p text:style-name="Preformatted_20_Text">Reading state information... Done </text:p>
      <text:p text:style-name="Preformatted_20_Text">The following extra packages will be installed: </text:p>
      <text:p text:style-name="Preformatted_20_Text"><text:s text:c="2"/>libmysqlclient16 mysql-common </text:p>
      <text:p text:style-name="Preformatted_20_Text">The following NEW packages will be installed: </text:p>
      <text:p text:style-name="Preformatted_20_Text"><text:s text:c="2"/>libdbd-mysql-perl libmysqlclient16 mysql-common </text:p>
      <text:p text:style-name="Preformatted_20_Text">0 upgraded, 3 newly installed, 0 to remove and 50 not upgraded. </text:p>
      <text:p text:style-name="Preformatted_20_Text">Need to get 2,029 kB of archives. </text:p>
      <text:p text:style-name="Preformatted_20_Text">After this operation, 4,443 kB of additional disk space will be used. </text:p>
      <text:p text:style-name="Preformatted_20_Text">Do you want to continue [Y/n]? Y </text:p>
      <text:p text:style-name="Preformatted_20_Text">Get:1 http://mirrordirector.raspbian.org/raspbian/ wheezy/main mysql-common all 5.5.41-0+wheezy1 [78.4 kB] </text:p>
      <text:p text:style-name="Preformatted_20_Text">Get:2 http://mirrordirector.raspbian.org/raspbian/ wheezy/main libmysqlclient16 armhf 5.1.62-1 [1,828 kB] </text:p>
      <text:p text:style-name="Preformatted_20_Text">Get:3 http://mirrordirector.raspbian.org/raspbian/ wheezy/main libdbd-mysql-perl armhf 4.021-1 [123 kB] </text:p>
      <text:p text:style-name="Preformatted_20_Text">Fetched 2,029 kB in 3s (562 kB/s) <text:s text:c="5"/></text:p>
      <text:p text:style-name="Preformatted_20_Text">Selecting previously unselected package mysql-common. </text:p>
      <text:p text:style-name="Preformatted_20_Text">(Reading database ... 80256 files and directories currently installed.) </text:p>
      <text:p text:style-name="Preformatted_20_Text">Unpacking mysql-common (from .../mysql-common_5.5.41-0+wheezy1_all.deb) ... </text:p>
      <text:p text:style-name="Preformatted_20_Text">Selecting previously unselected package libmysqlclient16. </text:p>
      <text:p text:style-name="Preformatted_20_Text">Unpacking libmysqlclient16 (from .../libmysqlclient16_5.1.62-1_armhf.deb) ... </text:p>
      <text:p text:style-name="Preformatted_20_Text">Selecting previously unselected package libdbd-mysql-perl. </text:p>
      <text:p text:style-name="Preformatted_20_Text">Unpacking libdbd-mysql-perl (from .../libdbd-mysql-perl_4.021-1_armhf.deb) ... </text:p>
      <text:p text:style-name="Preformatted_20_Text">Processing triggers for man-db ... </text:p>
      <text:p text:style-name="Preformatted_20_Text">Setting up mysql-common (5.5.41-0+wheezy1) ... </text:p>
      <text:p text:style-name="Preformatted_20_Text">Setting up libmysqlclient16 (5.1.62-1) ... </text:p>
      <text:p text:style-name="Preformatted_20_Text">Setting up libdbd-mysql-perl (4.021-1) ... </text:p>
      <text:p text:style-name="Preformatted_20_Text"/>
      <text:h text:style-name="Heading_20_3" text:outline-level="3"><text:bookmark-start text:name="__RefHeading__121_1973853563"/>Installing libdaemon<text:bookmark-end text:name="__RefHeading__121_1973853563"/></text:h>
      <text:p text:style-name="Preformatted_20_Text"/>
      <text:p text:style-name="P1">This is used to run the Perl gnokii script: <text:span text:style-name="T3">readsms_from_gnokii_batch.pl</text:span> as a daemon:</text:p>
      <text:p text:style-name="Preformatted_20_Text"/>
      <text:p text:style-name="Preformatted_20_Text">sudo apt-get install libdaemon-control-perl</text:p>
      <text:p text:style-name="Preformatted_20_Text"/>
      <text:p text:style-name="Preformatted_20_Text"/>
      <text:p text:style-name="P1">Enabling web server configuration and restarting Apache2. You'll need the webserver for management information at present.</text:p>
      <text:p text:style-name="P1"/>
      <text:p text:style-name="Preformatted_20_Text">sudo a2ensite cclite.private.server.conf </text:p>
      <text:p text:style-name="Preformatted_20_Text">Enabling site cclite.private.server.conf. </text:p>
      <text:p text:style-name="Preformatted_20_Text">To activate the new configuration, you need to run: </text:p>
      <text:p text:style-name="Preformatted_20_Text"><text:s text:c="2"/>service apache2 reload </text:p>
      <text:p text:style-name="Preformatted_20_Text">pi@raspberrypi /usr/share/cclite/config $ service apache2 reload </text:p>
      <text:p text:style-name="Preformatted_20_Text"/>
      <text:h text:style-name="P5" text:outline-level="3"/>
      <text:h text:style-name="P6" text:outline-level="3"><text:bookmark-start text:name="__RefHeading__123_1973853563"/>Installing GSM::Gnokii.pm<text:bookmark-end text:name="__RefHeading__123_1973853563"/></text:h>
      <text:p text:style-name="Preformatted_20_Text"/>
      <text:p text:style-name="Preformatted_20_Text">http://search.cpan.org/~hmbrand/GSM-Gnokii-0.09/lib/GSM/Gnokii.pm</text:p>
      <text:p text:style-name="Preformatted_20_Text"/>
      <text:p text:style-name="P1">needs manual install because it fails tests, probably needs Data::Peek and JSON. Works well in spite of all this.</text:p>
      <text:h text:style-name="Heading_20_2" text:outline-level="2"><text:bookmark-start text:name="__RefHeading__125_1973853563"/>Installing gnokii<text:bookmark-end text:name="__RefHeading__125_1973853563"/></text:h>
      <text:p text:style-name="Preformatted_20_Text"/>
      <text:p text:style-name="Preformatted_20_Text">pi@raspberrypi ~ $ sudo apt-get install gnokii</text:p>
      <text:p text:style-name="Preformatted_20_Text"/>
      <text:p text:style-name="Preformatted_20_Text"/>
      <text:h text:style-name="Heading_20_3" text:outline-level="3"><text:bookmark-start text:name="__RefHeading__127_1973853563"/>Configuration for Gnokii<text:bookmark-end text:name="__RefHeading__127_1973853563"/></text:h>
      <text:p text:style-name="Preformatted_20_Text"/>
      <text:p text:style-name="Preformatted_20_Text">pi@raspberrypi gnokii --identify </text:p>
      <text:p text:style-name="Preformatted_20_Text">GNOKII Version 0.6.30 </text:p>
      <text:p text:style-name="Preformatted_20_Text">IMEI <text:s text:c="8"/>: 353558048462550 </text:p>
      <text:p text:style-name="Preformatted_20_Text">Manufacturer : huawei </text:p>
      <text:p text:style-name="Preformatted_20_Text">No flags section in the config file. </text:p>
      <text:p text:style-name="Preformatted_20_Text">Model <text:s text:c="7"/>: E1750 </text:p>
      <text:p text:style-name="Preformatted_20_Text">Product name : E1750 </text:p>
      <text:p text:style-name="Preformatted_20_Text">Revision <text:s text:c="4"/>: 11.126.03.01.55 </text:p>
      <text:p text:style-name="Preformatted_20_Text"/>
      <text:p text:style-name="Preformatted_20_Text"/>
      <text:h text:style-name="Heading_20_3" text:outline-level="3"><text:bookmark-start text:name="__RefHeading__129_1973853563"/>Udev rule to 'anchor' phone dongle<text:bookmark-end text:name="__RefHeading__129_1973853563"/></text:h>
      <text:p text:style-name="Preformatted_20_Text"/>
      <text:p text:style-name="P1">This is a rule to make sure that the phone dongle is in 'one' place rather than bouncing around USBtty[n], especially when unplugged and plugged.</text:p>
      <text:p text:style-name="P1"/>
      <text:p text:style-name="P1">This is an example, for the Huawei 1750 that I am using, the i<text:span text:style-name="T3">dVendor</text:span> etc. will depend on the dongle model and can be read from <text:span text:style-name="T1">lsusb</text:span>.</text:p>
      <text:p text:style-name="Preformatted_20_Text"/>
      <text:p text:style-name="Preformatted_20_Text">pi@raspberrypi /etc/udev/rules.d $ cat 99-usb-serial.rules </text:p>
      <text:p text:style-name="Preformatted_20_Text">SUBSYSTEM=="tty", KERNEL=="ttyUSB*", ATTRS{idVendor}=="12d1", ATTRS{idProduct}=="140c", SYMLINK+="phone" </text:p>
      <text:p text:style-name="Preformatted_20_Text"/>
      <text:p text:style-name="P1">This ties the dongle to <text:span text:style-name="T1">/dev/phone</text:span> which is then used in the gnokii configuration file. Afterwards use <text:span text:style-name="T1">sudo udevadm trigger</text:span> to fire the rule.</text:p>
      <text:p text:style-name="Preformatted_20_Text"/>
      <text:p text:style-name="Preformatted_20_Text"/>
      <text:p text:style-name="Preformatted_20_Text"/>
      <text:h text:style-name="Heading_20_2" text:outline-level="2"><text:bookmark-start text:name="__RefHeading__131_1973853563"/>Specific Cclite gnokii Scripts and Configuration<text:bookmark-end text:name="__RefHeading__131_1973853563"/></text:h>
      <text:p text:style-name="Preformatted_20_Text"/>
      <text:p text:style-name="Preformatted_20_Text"/>
      <text:p text:style-name="Preformatted_20_Text">readsms_from_gnokii.pl <text:span text:style-name="T2">uses this with</text:span> Ccsms::Gnokii.pm <text:s/><text:span text:style-name="T2">This is unlike Gammu processing since the SMS data is in an object rather than being passed via files. Gnokii manipulates the Sim card memory [SM] directly.</text:span></text:p>
      <text:p text:style-name="Preformatted_20_Text"/>
      <text:p text:style-name="Preformatted_20_Text"/>
      <text:h text:style-name="Heading_20_3" text:outline-level="3"><text:bookmark-start text:name="__RefHeading__133_1973853563"/><text:soft-page-break/>Putting the Gnokii config file in the right place for sudo<text:bookmark-end text:name="__RefHeading__133_1973853563"/></text:h>
      <text:p text:style-name="Preformatted_20_Text"/>
      <text:p text:style-name="Preformatted_20_Text"><text:span text:style-name="T2">This is a hack because </text:span>Gnokii.pm <text:span text:style-name="T2">seems to expect the configuration file in</text:span> $HOME/.config/gnokii/config <text:span text:style-name="T2">and there's no obvious way of changing that</text:span>.</text:p>
      <text:p text:style-name="Preformatted_20_Text"/>
      <text:p text:style-name="Preformatted_20_Text">pi@raspberrypi ~ $ sudo su </text:p>
      <text:p text:style-name="Preformatted_20_Text">root@raspberrypi:/home/pi# mkdir -p /root/.config/gnokii </text:p>
      <text:p text:style-name="Preformatted_20_Text">root@raspberrypi:/home/pi# cp .config/gnokii/config /root/.config/gnokii </text:p>
      <text:p text:style-name="Preformatted_20_Text"/>
      <text:p text:style-name="Preformatted_20_Text"/>
      <text:h text:style-name="Heading_20_3" text:outline-level="3"><text:bookmark-start text:name="__RefHeading__135_1973853563"/>Updating /etc/rc.local<text:bookmark-end text:name="__RefHeading__135_1973853563"/></text:h>
      <text:p text:style-name="Preformatted_20_Text"/>
      <text:p text:style-name="Preformatted_20_Text"><text:span text:style-name="T2">This is to make sure every thing starts and restarts when the Raspberry Pi is rebooted. Put these lines into </text:span>rc.local</text:p>
      <text:p text:style-name="Preformatted_20_Text"/>
      <text:p text:style-name="Preformatted_20_Text"/>
      <text:p text:style-name="Preformatted_20_Text"># start mysql </text:p>
      <text:p text:style-name="Preformatted_20_Text">/usr/local/mysql/bin/mysqld_safe --user=mysql &amp; </text:p>
      <text:p text:style-name="Preformatted_20_Text"/>
      <text:p text:style-name="Preformatted_20_Text"># need this to fire udev rules each reboot</text:p>
      <text:p text:style-name="Preformatted_20_Text">sudo udevadm trigger</text:p>
      <text:p text:style-name="Preformatted_20_Text"/>
      <text:p text:style-name="Preformatted_20_Text"># start the daemonised version of /usr/share/cclite/cgi-bin/protected/batch/readsms_from_gnokii.pl</text:p>
      <text:p text:style-name="Preformatted_20_Text">export HOME=/home/pi </text:p>
      <text:p text:style-name="Preformatted_20_Text">sudo /usr/share/cclite/cgi-bin/protected/batch/readsms_from_gnokii_batch.pl start</text:p>
      <text:p text:style-name="Preformatted_20_Text"/>
      <text:p text:style-name="Preformatted_20_Text"/>
      <text:h text:style-name="Heading_20_2" text:outline-level="2"><text:bookmark-start text:name="__RefHeading__563_921429751"/>Testing<text:bookmark-end text:name="__RefHeading__563_921429751"/></text:h>
      <text:p text:style-name="Preformatted_20_Text"/>
      <text:p text:style-name="P1">We're using this for limited SMS testing at the moment. Basically:</text:p>
      <text:p text:style-name="P1"/>
      <text:p text:style-name="P1">- reboot the Raspberry Pi</text:p>
      <text:p text:style-name="P1">- use <text:span text:style-name="T1">ps -aef | grep gnokii</text:span> and <text:span text:style-name="T1">ps -aef | grep mysql </text:span>to make sure daemons are running</text:p>
      <text:p text:style-name="P1">- use <text:span text:style-name="T1">gnokii --identify </text:span>to make sure that the dongle is being picked up</text:p>
      <text:p text:style-name="P1">- use <text:span text:style-name="T1">gnokii</text:span> manually, if necessary to debug the network and SMS bit</text:p>
      <text:p text:style-name="P1">- try some user joins and payments via SMS</text:p>
      <text:p text:style-name="P1"/>
      <text:p text:style-name="P1">Good luck and questions to: <text:span text:style-name="T1">https://groups.google.com/forum/#!forum/cclit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Droid Sans Fallback1" svg:font-family="'Droid Sans Fallback'" style:font-family-generic="modern" style:font-pitch="fixed"/>
    <style:font-face style:name="Droid Sans Mono1" svg:font-family="'Droid Sans Mono'" style:font-family-generic="modern" style:font-pitch="fixed"/>
    <style:font-face style:name="Liberation Mono" svg:font-family="'Liberation Mono'" style:font-family-generic="modern" style:font-pitch="fixed"/>
    <style:font-face style:name="Lohit Hindi2" svg:font-family="'Lohit Hindi'" style:font-family-generic="modern" style:font-pitch="fixed"/>
    <style:font-face style:name="Droid Sans Mono" svg:font-family="'Droid Sans Mono'" style:font-family-generic="swis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roid Sans Mono1" fo:font-size="10pt" style:font-name-asian="Droid Sans Fallback1" style:font-size-asian="10pt" style:font-name-complex="Lohit Hindi2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in" fo:margin-right="0in" fo:margin-top="0in" fo:margin-bottom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in" fo:margin-right="0in" fo:margin-top="0in" fo:margin-bottom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1965in" fo:margin-right="0in" fo:margin-top="0in" fo:margin-bottom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3929in" fo:margin-right="0in" fo:margin-top="0in" fo:margin-bottom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dc:date>2015-06-19T14:13:58</dc:date>
    <meta:editing-duration>PT1H31M48S</meta:editing-duration>
    <meta:editing-cycles>10</meta:editing-cycles>
    <meta:document-statistic meta:table-count="0" meta:image-count="0" meta:object-count="0" meta:page-count="6" meta:paragraph-count="169" meta:word-count="1228" meta:character-count="9007" meta:non-whitespace-character-count="7795"/>
  </office:meta>
</office:document-meta>
</file>